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Equip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 AC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termedia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 Menisc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ginn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istance B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rn Achil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gin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rn AC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vanc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rn Meniscu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termedia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rn Achill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termedia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ance B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rn AC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ginn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ance B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 Meniscu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vanc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n Achil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vanc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rn AC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termedi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rn Menisc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ginn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rn Achi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media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y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15:55.119000000</meta:creation-date>
    <dc:date>2024-08-23T20:59:07.828000000</dc:date>
    <meta:editing-duration>PT2H43M12S</meta:editing-duration>
    <meta:editing-cycles>2</meta:editing-cycles>
    <meta:generator>LibreOffice/7.6.3.2$Windows_X86_64 LibreOffice_project/29d686fea9f6705b262d369fede658f824154cc0</meta:generator>
    <meta:document-statistic meta:table-count="1" meta:cell-count="78" meta:object-count="0"/>
  </office:meta>
</office:document-meta>
</file>